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fo:font-weight="bold" officeooo:paragraph-rsid="000c9132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fo:font-weight="bold" officeooo:rsid="000c9132" officeooo:paragraph-rsid="000c9132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0d8c2e" officeooo:paragraph-rsid="000d8c2e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0f81b8" officeooo:paragraph-rsid="000f81b8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rsid="00102f25" officeooo:paragraph-rsid="00102f25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11e01f" officeooo:paragraph-rsid="0011e01f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fo:font-weight="bold" officeooo:rsid="00133e5c" officeooo:paragraph-rsid="00133e5c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fo:font-weight="bold" officeooo:rsid="00144b53" officeooo:paragraph-rsid="00144b53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officeooo:rsid="000c9132" officeooo:paragraph-rsid="000c9132" style:font-size-asian="9pt" style:font-size-complex="9pt"/>
    </style:style>
    <style:style style:name="P10" style:family="paragraph" style:parent-style-name="Standard">
      <style:text-properties fo:font-size="9pt" fo:font-weight="normal" officeooo:rsid="000c9132" officeooo:paragraph-rsid="000c9132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weight="normal" officeooo:rsid="000d8c2e" officeooo:paragraph-rsid="000d8c2e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rsid="000f81b8" officeooo:paragraph-rsid="000f81b8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officeooo:rsid="00102f25" officeooo:paragraph-rsid="00102f25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normal" officeooo:rsid="0011e01f" officeooo:paragraph-rsid="0011e01f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rsid="00133e5c" officeooo:paragraph-rsid="00133e5c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fo:font-weight="normal" officeooo:rsid="00144b53" officeooo:paragraph-rsid="00144b53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size="9pt" fo:font-weight="normal" officeooo:rsid="00144b53" officeooo:paragraph-rsid="00144b53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9pt" fo:font-weight="normal" officeooo:rsid="00144b53" officeooo:paragraph-rsid="0017b3b2" style:font-size-asian="9pt" style:font-weight-asian="normal" style:font-size-complex="9pt" style:font-weight-complex="normal"/>
    </style:style>
    <style:style style:name="T1" style:family="text">
      <style:text-properties officeooo:rsid="000c9132"/>
    </style:style>
    <style:style style:name="T2" style:family="text">
      <style:text-properties officeooo:rsid="000d8c2e"/>
    </style:style>
    <style:style style:name="T3" style:family="text">
      <style:text-properties officeooo:rsid="0017b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 databaza</text:p>
      <text:p text:style-name="P9"/>
      <text:p text:style-name="P9">Prihlasenie do databazy: mysql -u user -p</text:p>
      <text:p text:style-name="P9">Vytvorenie novej databazy: create database test;</text:p>
      <text:p text:style-name="P9">Zobrazenie vsetkych databaz na serveri: show databases;</text:p>
      <text:p text:style-name="P9">Pripojenie k databaze: use test;</text:p>
      <text:p text:style-name="P9">Zrusenie databazi: drop database test;</text:p>
      <text:p text:style-name="P9"/>
      <text:p text:style-name="P1"><text:span text:style-name="T1">Prikaz </text:span><text:span text:style-name="T2">CREATE TABLE</text:span></text:p>
      <text:p text:style-name="P2"/>
      <text:p text:style-name="P10">Syntax: create table [nazov tabulky] ([nazov stlpca] [typ stlpca]...);</text:p>
      <text:p text:style-name="P10">Priklad: create table zamestnanci (meno VARCHAR (20) NOT NULL, priezvisko VARCHAR (25) NOT NULL);</text:p>
      <text:p text:style-name="P11">Kopirovanie tabulky: create table account2 like account;</text:p>
      <text:p text:style-name="P11"/>
      <text:p text:style-name="P3">Prikaz ALERT TABLE</text:p>
      <text:p text:style-name="P3"/>
      <text:p text:style-name="P11">Pridanie stlpca: alert table account add column account_balance decimal (10, 2);</text:p>
      <text:p text:style-name="P11">Zmena stlpca nazov a typ naraz: alert table account change column account_balance account_balance2 decimal (14, 2);</text:p>
      <text:p text:style-name="P11">Zrusenie stlpca: alert table account drop column account_balance2;</text:p>
      <text:p text:style-name="P11"/>
      <text:p text:style-name="P3">Prikaz DROP TABLE</text:p>
      <text:p text:style-name="P3"/>
      <text:p text:style-name="P11">Zrusenie tabulky: drop table table_name;</text:p>
      <text:p text:style-name="P11"/>
      <text:p text:style-name="P3">Zoznam tabuliek</text:p>
      <text:p text:style-name="P11"/>
      <text:p text:style-name="P11">Zoznam tabuliek: SHOW TABLES;</text:p>
      <text:p text:style-name="P11">Zobrazenie tabulky z inej databazi: SHOW TABLES FROM SHOP;</text:p>
      <text:p text:style-name="P11"/>
      <text:p text:style-name="P3">Docasne tabulky</text:p>
      <text:p text:style-name="P11"/>
      <text:p text:style-name="P11">Tvorba docasnich tabuliek: CREATE TEMPORARY TABLE PENIAZE (mnozstvo int);</text:p>
      <text:p text:style-name="P11"/>
      <text:p text:style-name="P3">Automaticke cislovanie</text:p>
      <text:p text:style-name="P11"/>
      <text:p text:style-name="P11">CREATE TABLE cislovanie (id INT AUTO_INCREMENT, PRIMARY KEY(id));</text:p>
      <text:p text:style-name="P11"/>
      <text:p text:style-name="P4">Premenovanie tablky</text:p>
      <text:p text:style-name="P4"/>
      <text:p text:style-name="P12">RENAME TABLE cislovanie <text:s/>TO cislovanie2;</text:p>
      <text:p text:style-name="P12"/>
      <text:p text:style-name="P4">Prikaz INSERT</text:p>
      <text:p text:style-name="P4"/>
      <text:p text:style-name="P12">Vytvorenie databazy a tabulky:</text:p>
      <text:p text:style-name="P12"/>
      <text:p text:style-name="P12">create database knihovna;</text:p>
      <text:p text:style-name="P12">use knihovna;</text:p>
      <text:p text:style-name="P12">create table knihy (id int not null auto_increment, nazov varchar (50), autor varchar (50), primary key (id));</text:p>
      <text:p text:style-name="P12"/>
      <text:p text:style-name="P12">Vkladanie udajov:</text:p>
      <text:p text:style-name="P12"/>
      <text:p text:style-name="P12">insert into knihy (nazov, autor) values ('Linux – dokumetacni projekt', 'kolektiv autorov');</text:p>
      <text:p text:style-name="P11"/>
      <text:p text:style-name="P12">Vlozenie udajov z jednej tabulky do druhrj: INSERT INTO archiv_faktur SELECT * FROM faktury;</text:p>
      <text:p text:style-name="P13"/>
      <text:p text:style-name="P5">Vyberanie dat</text:p>
      <text:p text:style-name="P13"/>
      <text:p text:style-name="P5">Slozity SELECT</text:p>
      <text:p text:style-name="P5"/>
      <text:p text:style-name="P13">vybere vsetky data z tabulky: select * from [nazov tabulky];</text:p>
      <text:p text:style-name="P13">vybranie len niektorych dat z tabulky: select meno, prizvisko, plat from zamestnanci;</text:p>
      <text:p text:style-name="P13"/>
      <text:p text:style-name="P5">Aliasy</text:p>
      <text:p text:style-name="P13"/>
      <text:p text:style-name="P13">select nesnesitelne_dlhy_nazov_stlpca as kratky_nazov from tabulka;</text:p>
      <text:p text:style-name="P13"/>
      <text:p text:style-name="P6">Klauzula WHERE</text:p>
      <text:p text:style-name="P14"/>
      <text:p text:style-name="P14">vrati zoznam vsetkych knih: select * from knihy;</text:p>
      <text:p text:style-name="P14">vrati zoznam knich ktorych cena je mensia ako 500: select * from knihy where cena &lt;= 500;</text:p>
      <text:p text:style-name="P14"><text:soft-page-break/>select * from knihy where cena &lt;= 500 and obor='pocitace';</text:p>
      <text:p text:style-name="P14">select odberatel from faktura where cena &gt; 2000 or <text:s/>prodleni &gt; 10;</text:p>
      <text:p text:style-name="P14">select id, nazov from suciastky where not (vypredane=1);</text:p>
      <text:p text:style-name="P14"><text:s/></text:p>
      <text:p text:style-name="P7">Klauzula ORDER BY</text:p>
      <text:p text:style-name="P7"/>
      <text:p text:style-name="P15">Radenie podla:</text:p>
      <text:p text:style-name="P15"/>
      <text:p text:style-name="P15">select * from faktury order by datum;</text:p>
      <text:p text:style-name="P15">select from knihy where cena &gt;= 500 order by nazov;</text:p>
      <text:p text:style-name="P15"/>
      <text:p text:style-name="P15">Radenie dat podla viacerych stlpcov:</text:p>
      <text:p text:style-name="P15"/>
      <text:p text:style-name="P15">select * from faktury order by datum, cena;</text:p>
      <text:p text:style-name="P15"/>
      <text:p text:style-name="P8">Vnutorne spojenie</text:p>
      <text:p text:style-name="P8"/>
      <text:p text:style-name="P8">Klauzula INNER JOIN</text:p>
      <text:p text:style-name="P8"/>
      <text:p text:style-name="P16">select knihy.id, knihy.nazov, druhz.nazov as druh, max_doba _pozicania from knihy inner join druhy on knihy.druh = druhy.id;</text:p>
      <text:p text:style-name="P16"/>
      <text:p text:style-name="P18"><text:span text:style-name="T3">Moje prikazy:</text:span></text:p>
      <text:p text:style-name="P18"><text:span text:style-name="T3"/></text:p>
      <text:p text:style-name="P18"><text:span text:style-name="T3">select knihy.nazov, citatel.priezvisko, citatel.meno from knihy join pozicane on knihy.id = pozicane.kniha join citatel on pozicane.citatel = citatel.id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0:15:38</meta:creation-date>
    <meta:editing-duration>PT43M40S</meta:editing-duration>
    <meta:editing-cycles>3</meta:editing-cycles>
    <meta:generator>LibreOffice/3.6$Linux_X86_64 LibreOffice_project/360m1$Build-2</meta:generator>
    <meta:initial-creator>Jan Salva</meta:initial-creator>
    <dc:date>2012-10-13T01:35:41</dc:date>
    <dc:creator>Jan Salva</dc:creator>
    <meta:document-statistic meta:table-count="0" meta:image-count="0" meta:object-count="0" meta:page-count="2" meta:paragraph-count="57" meta:word-count="377" meta:character-count="2636" meta:non-whitespace-character-count="2311"/>
  </office:meta>
</office:document-meta>
</file>